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standard">
      <style:graphic-properties draw:stroke="none" draw:fill="none" fo:min-height="0.798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2.179cm"/>
    </style:style>
    <style:style style:name="co1" style:family="table-column">
      <style:table-column-properties style:column-width="2.709cm" style:use-optimal-column-width="false"/>
    </style:style>
    <style:style style:name="co2" style:family="table-column">
      <style:table-column-properties style:column-width="4.311cm" style:use-optimal-column-width="false"/>
    </style:style>
    <style:style style:name="co3" style:family="table-column">
      <style:table-column-properties style:column-width="3.766cm" style:use-optimal-column-width="false"/>
    </style:style>
    <style:style style:name="co4" style:family="table-column">
      <style:table-column-properties style:column-width="14.977cm" style:use-optimal-column-width="false"/>
    </style:style>
    <style:style style:name="co5" style:family="table-column">
      <style:table-column-properties style:column-width="2.237cm" style:use-optimal-column-width="false"/>
    </style:style>
    <style:style style:name="co6" style:family="table-column">
      <style:table-column-properties style:column-width="12.599cm" style:use-optimal-column-width="false"/>
    </style:style>
    <style:style style:name="co7" style:family="table-column">
      <style:table-column-properties style:column-width="12.6cm" style:use-optimal-column-width="false"/>
    </style:style>
    <style:style style:name="co8" style:family="table-column">
      <style:table-column-properties style:column-width="5.039cm" style:use-optimal-column-width="false"/>
    </style:style>
    <style:style style:name="co9" style:family="table-column">
      <style:table-column-properties style:column-width="7.324cm" style:use-optimal-column-width="false"/>
    </style:style>
    <style:style style:name="co10" style:family="table-column">
      <style:table-column-properties style:column-width="7.334cm" style:use-optimal-column-width="false"/>
    </style:style>
    <style:style style:name="co11" style:family="table-column">
      <style:table-column-properties style:column-width="5.287cm" style:use-optimal-column-width="false"/>
    </style:style>
    <style:style style:name="co12" style:family="table-column">
      <style:table-column-properties style:column-width="5.973cm" style:use-optimal-column-width="false"/>
    </style:style>
    <style:style style:name="ro1" style:family="table-row">
      <style:table-row-properties style:row-height="2.471cm"/>
    </style:style>
    <style:style style:name="ro2" style:family="table-row">
      <style:table-row-properties style:row-height="2.564cm"/>
    </style:style>
    <style:style style:name="ro3" style:family="table-row">
      <style:table-row-properties style:row-height="0cm"/>
    </style:style>
    <style:style style:name="ro4" style:family="table-row">
      <style:table-row-properties style:row-height="1.708cm"/>
    </style:style>
    <style:style style:name="ro5" style:family="table-row">
      <style:table-row-properties style:row-height="1.205cm"/>
    </style:style>
    <style:style style:name="ro6" style:family="table-row">
      <style:table-row-properties style:row-height="0.972cm"/>
    </style:style>
    <style:style style:name="ro7" style:family="table-row">
      <style:table-row-properties style:row-height="0.945cm"/>
    </style:style>
    <style:style style:name="ce1" style:family="table-cell">
      <style:graphic-properties style:repeat="repeat"/>
    </style:style>
    <style:style style:name="ce2" style:family="table-cell">
      <style:graphic-properties style:repeat="repeat"/>
      <style:text-properties fo:font-size="16pt" style:font-size-asian="16pt" style:font-size-complex="16pt"/>
    </style:style>
    <style:style style:name="ce3" style:family="table-cell">
      <style:graphic-properties style:repeat="repeat"/>
      <style:text-properties fo:font-weight="bold" style:font-weight-asian="bold" style:font-weight-complex="bold"/>
    </style:style>
    <style:style style:name="P1" style:family="paragraph">
      <style:text-properties fo:font-size="20pt"/>
    </style:style>
    <style:style style:name="P2" style:family="paragraph">
      <style:text-properties fo:font-size="16pt" style:font-size-asian="16pt" style:font-size-complex="16pt"/>
    </style:style>
    <style:style style:name="P3" style:family="paragraph">
      <style:text-properties fo:font-weight="bold" style:font-weight-asian="bold" style:font-weight-complex="bold"/>
    </style:style>
    <style:style style:name="P4" style:family="paragraph">
      <style:paragraph-properties fo:margin-top="0.42cm" fo:margin-bottom="0.35cm"/>
      <style:text-properties fo:font-size="10pt" style:font-size-asian="10pt" style:font-size-complex="10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Open Source Datasets</text:p>
          </draw:text-box>
        </draw:frame>
        <draw:frame presentation:style-name="pr2" draw:layer="layout" svg:width="25.199cm" svg:height="12.179cm" svg:x="1.4cm" svg:y="4.914cm" presentation:class="outline">
          <draw:text-box>
            <text:list text:style-name="L2">
              <text:list-item>
                <text:p>Failure Trace Archive</text:p>
                <text:list>
                  <text:list-item>
                    <text:p><text:a xlink:href="http://fta.scem.uws.edu.au/index.php?n=Main.DataSets" xlink:type="simple">http://fta.scem.uws.edu.au/index.php?n=Main.DataSets</text:a></text:p>
                  </text:list-item>
                </text:list>
              </text:list-item>
              <text:list-item>
                <text:p>The Computer Failure Data Repository</text:p>
                <text:list>
                  <text:list-item>
                    <text:p><text:a xlink:href="https://www.usenix.org/cfdr" xlink:type="simple">https://www.usenix.org/cfdr</text:a></text:p>
                  </text:list-item>
                </text:list>
              </text:list-item>
            </text:list>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3.506cm" svg:x="1.4cm" svg:y="0.837cm" presentation:class="title" presentation:user-transformed="true">
          <draw:text-box>
            <text:p>Related Open-source Datasets</text:p>
          </draw:text-box>
        </draw:frame>
        <draw:frame presentation:style-name="pr4" draw:layer="layout" svg:width="25.199cm" svg:height="12.179cm" svg:x="1.4cm" svg:y="4.914cm" presentation:class="subtitle" presentation:placeholder="true">
          <draw:text-box/>
        </draw:frame>
        <draw:frame draw:style-name="standard" draw:layer="layout" svg:width="27.999cm" svg:height="15.947cm" svg:x="0.102cm" svg:y="3.58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Name</text:p>
              </table:table-cell>
              <table:table-cell>
                <text:p>Time period</text:p>
              </table:table-cell>
              <table:table-cell>
                <text:p>System type</text:p>
              </table:table-cell>
              <table:table-cell>
                <text:p>Type of data</text:p>
              </table:table-cell>
              <table:table-cell>
                <text:p>Download-able? </text:p>
              </table:table-cell>
            </table:table-row>
            <table:table-row table:style-name="ro2" table:default-cell-style-name="ce1">
              <table:table-cell>
                <text:p>LANL</text:p>
              </table:table-cell>
              <table:table-cell>
                <text:p>12/96-11/05<text:tab/></text:p>
              </table:table-cell>
              <table:table-cell>
                <text:p>HPC </text:p>
                <text:p>clusters</text:p>
              </table:table-cell>
              <table:table-cell table:style-name="ce2">
                <text:p text:style-name="P2"><text:span text:style-name="T1">The data covers node outages at 22 cluster systems at LANL, including a total of 4,750 nodes and 24,101 processors. Usage logs and error logs are available as well</text:span></text:p>
                <text:p text:style-name="P2"><text:span text:style-name="T1"/></text:p>
              </table:table-cell>
              <table:table-cell>
                <text:p>Temp. No</text:p>
              </table:table-cell>
            </table:table-row>
            <table:table-row table:style-name="ro3" table:default-cell-style-name="ce1">
              <table:table-cell>
                <text:p>HPC4</text:p>
              </table:table-cell>
              <table:table-cell>
                <text:p>2004-2006</text:p>
              </table:table-cell>
              <table:table-cell>
                <text:p>HPC </text:p>
                <text:p>cluster</text:p>
              </table:table-cell>
              <table:table-cell table:style-name="ce2">
                <text:p text:style-name="P2"><text:span text:style-name="T1">Event logs collected at 5 supercomputing systems at SNL and LLNL, ranging from 512 to 131072 processors</text:span></text:p>
              </table:table-cell>
              <table:table-cell>
                <text:p>Yes</text:p>
              </table:table-cell>
            </table:table-row>
            <table:table-row table:style-name="ro1" table:default-cell-style-name="ce1">
              <table:table-cell>
                <text:p>PNNL</text:p>
              </table:table-cell>
              <table:table-cell>
                <text:p>11/03-09/07</text:p>
              </table:table-cell>
              <table:table-cell>
                <text:p>HPC cluster<text:tab/></text:p>
              </table:table-cell>
              <table:table-cell>
                <text:p>Hardware failures recorded on the MPP2 system (a 980 node HPC cluster) at PNNL.</text:p>
              </table:table-cell>
              <table:table-cell>
                <text:p>Temp. No</text:p>
              </table:table-cell>
            </table:table-row>
            <table:table-row table:style-name="ro1" table:default-cell-style-name="ce1">
              <table:table-cell>
                <text:p>Ask.com</text:p>
              </table:table-cell>
              <table:table-cell>
                <text:p>12/06-02/07</text:p>
              </table:table-cell>
              <table:table-cell>
                <text:p>Internet services cluster</text:p>
              </table:table-cell>
              <table:table-cell>
                <text:p>Memory error data collected on a 212 node server farm at ask.com.</text:p>
              </table:table-cell>
              <table:table-cell>
                <text:p>Yes</text:p>
              </table:table-cell>
            </table:table-row>
            <table:table-row table:style-name="ro4" table:default-cell-style-name="ce1">
              <table:table-cell>
                <text:p>Cray</text:p>
              </table:table-cell>
              <table:table-cell>
                <text:p>N/A</text:p>
              </table:table-cell>
              <table:table-cell>
                <text:p>Cray systems</text:p>
              </table:table-cell>
              <table:table-cell>
                <text:p>Event logs, console logs, and syslog from Cray XT series machines running Linux.</text:p>
              </table:table-cell>
              <table:table-cell>
                <text:p>Yes</text:p>
              </table:table-cell>
            </table:table-row>
            <table:table-row table:style-name="ro4" table:default-cell-style-name="ce1">
              <table:table-cell>
                <text:p>Intrepid</text:p>
              </table:table-cell>
              <table:table-cell>
                <text:p>01/09-08/09</text:p>
              </table:table-cell>
              <table:table-cell>
                <text:p>Blue Gene/P</text:p>
              </table:table-cell>
              <table:table-cell>
                <text:p>RAS log.</text:p>
              </table:table-cell>
              <table:table-cell>
                <text:p>Yes</text:p>
              </table:table-cell>
            </table:table-row>
          </table:table>
          <draw:image xlink:href="Pictures/TablePreview1.svm" xlink:type="simple" xlink:show="embed" xlink:actuate="onLoad"/>
        </draw:frame>
        <draw:frame draw:style-name="gr2" draw:layer="layout" svg:width="8.08cm" svg:height="0.963cm" svg:x="1.27cm" svg:y="19.812cm">
          <draw:text-box>
            <text:p>https://www.usenix.org/cfdr</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Intrepid Dataset Format</text:p>
          </draw:text-box>
        </draw:frame>
        <draw:frame draw:style-name="standard" draw:layer="layout" svg:width="25.198cm" svg:height="14.676cm" svg:x="1.4cm" svg:y="4.914cm" presentation:class="table" presentation:user-transformed="true">
          <table:table table:template-name="default" table:use-first-row-styles="true" table:use-banding-rows-styles="true">
            <table:table-column table:style-name="co6"/>
            <table:table-column table:style-name="co7"/>
            <table:table-row table:style-name="ro5">
              <table:table-cell table:style-name="ce3">
                <text:p text:style-name="P3">REC_ID</text:p>
              </table:table-cell>
              <table:table-cell table:style-name="ce1">
                <text:p>28448552</text:p>
              </table:table-cell>
            </table:table-row>
            <table:table-row table:style-name="ro5">
              <table:table-cell table:style-name="ce3">
                <text:p text:style-name="P3">MSG_ID</text:p>
              </table:table-cell>
              <table:table-cell table:style-name="ce1">
                <text:p>DIAG_0805</text:p>
              </table:table-cell>
            </table:table-row>
            <table:table-row table:style-name="ro5">
              <table:table-cell table:style-name="ce3">
                <text:p text:style-name="P3">COMPONENT</text:p>
              </table:table-cell>
              <table:table-cell table:style-name="ce1">
                <text:p>DIAGS</text:p>
              </table:table-cell>
            </table:table-row>
            <table:table-row table:style-name="ro5">
              <table:table-cell table:style-name="ce3">
                <text:p text:style-name="P3">SUBCOMPONENT</text:p>
              </table:table-cell>
              <table:table-cell table:style-name="ce1">
                <text:p>_bgp_unit_ddr</text:p>
              </table:table-cell>
            </table:table-row>
            <table:table-row table:style-name="ro5">
              <table:table-cell table:style-name="ce3">
                <text:p text:style-name="P3">ERRCODE</text:p>
              </table:table-cell>
              <table:table-cell table:style-name="ce1">
                <text:p>_bgp_err_ddr_uncorrectable_error</text:p>
              </table:table-cell>
            </table:table-row>
            <table:table-row table:style-name="ro5">
              <table:table-cell table:style-name="ce3">
                <text:p text:style-name="P3">SEVERITY</text:p>
              </table:table-cell>
              <table:table-cell table:style-name="ce1">
                <text:p>FATAL</text:p>
              </table:table-cell>
            </table:table-row>
            <table:table-row table:style-name="ro5">
              <table:table-cell table:style-name="ce3">
                <text:p text:style-name="P3">EVENT_TIME</text:p>
              </table:table-cell>
              <table:table-cell table:style-name="ce1">
                <text:p>2009-08-31-12.38.00.480674</text:p>
              </table:table-cell>
            </table:table-row>
            <table:table-row table:style-name="ro6">
              <table:table-cell table:style-name="ce3">
                <text:p text:style-name="P3">FLAGS</text:p>
              </table:table-cell>
              <table:table-cell table:style-name="ce1">
                <text:p>_DIAGS_R07-M1</text:p>
              </table:table-cell>
            </table:table-row>
            <table:table-row table:style-name="ro6">
              <table:table-cell table:style-name="ce3">
                <text:p text:style-name="P3">LOCATION</text:p>
              </table:table-cell>
              <table:table-cell table:style-name="ce1">
                <text:p>R07-M1-N05-J08</text:p>
              </table:table-cell>
            </table:table-row>
            <table:table-row table:style-name="ro6">
              <table:table-cell table:style-name="ce3">
                <text:p text:style-name="P3">SERIANUMBER</text:p>
              </table:table-cell>
              <table:table-cell table:style-name="ce1">
                <text:p>44V3575YL12M90419S7</text:p>
              </table:table-cell>
            </table:table-row>
            <table:table-row table:style-name="ro6">
              <table:table-cell table:style-name="ce3">
                <text:p text:style-name="P3">MESSAGE</text:p>
              </table:table-cell>
              <table:table-cell table:style-name="ce1">
                <text:p>An ECC uncorrectable error <text:s/>occurred in DRAM DDR Controller 0 no address captured </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Intrepid Dataset Statistics</text:p>
          </draw:text-box>
        </draw:frame>
        <draw:frame draw:style-name="standard" draw:layer="layout" svg:width="10.077cm" svg:height="2.176cm" svg:x="4.064cm" svg:y="5.065cm" presentation:class="table" presentation:user-transformed="true">
          <table:table table:template-name="default" table:use-first-row-styles="true" table:use-banding-rows-styles="true">
            <table:table-column table:style-name="co8"/>
            <table:table-column table:style-name="co8"/>
            <table:table-row table:style-name="ro7" table:default-cell-style-name="ce1">
              <table:table-cell>
                <text:p>Total records</text:p>
              </table:table-cell>
              <table:table-cell>
                <text:p>DRAM </text:p>
              </table:table-cell>
            </table:table-row>
            <table:table-row table:style-name="ro7" table:default-cell-style-name="ce1">
              <table:table-cell>
                <text:p>2084465</text:p>
              </table:table-cell>
              <table:table-cell>
                <text:p>113704</text:p>
              </table:table-cell>
            </table:table-row>
          </table:table>
          <draw:image xlink:href="Pictures/TablePreview3.svm" xlink:type="simple" xlink:show="embed" xlink:actuate="onLoad"/>
        </draw:frame>
        <draw:frame draw:style-name="standard" draw:layer="layout" svg:width="21.981cm" svg:height="1.943cm" svg:x="3.926cm" svg:y="11.107cm">
          <table:table table:template-name="default" table:use-first-row-styles="true" table:use-banding-rows-styles="true">
            <table:table-column table:style-name="co9"/>
            <table:table-column table:style-name="co9"/>
            <table:table-column table:style-name="co10"/>
            <table:table-row table:style-name="ro6" table:default-cell-style-name="ce1">
              <table:table-cell>
                <text:p>ECC</text:p>
              </table:table-cell>
              <table:table-cell>
                <text:p>ECC-correctable</text:p>
              </table:table-cell>
              <table:table-cell>
                <text:p>ECC-uncorrectable</text:p>
              </table:table-cell>
            </table:table-row>
            <table:table-row table:style-name="ro7" table:default-cell-style-name="ce1">
              <table:table-cell>
                <text:p>6889</text:p>
              </table:table-cell>
              <table:table-cell>
                <text:p>6788</text:p>
              </table:table-cell>
              <table:table-cell>
                <text:p>101</text:p>
              </table:table-cell>
            </table:table-row>
          </table:table>
          <draw:image xlink:href="Pictures/TablePreview4.svm" xlink:type="simple" xlink:show="embed" xlink:actuate="onLoad"/>
        </draw:frame>
        <draw:frame draw:style-name="standard" draw:layer="layout" svg:width="21.833cm" svg:height="1.943cm" svg:x="4.074cm" svg:y="8.313cm">
          <table:table table:template-name="default" table:use-first-row-styles="true" table:use-banding-rows-styles="true">
            <table:table-column table:style-name="co11"/>
            <table:table-column table:style-name="co11"/>
            <table:table-column table:style-name="co11"/>
            <table:table-column table:style-name="co12"/>
            <table:table-row table:style-name="ro7" table:default-cell-style-name="ce1">
              <table:table-cell>
                <text:p>DRAM</text:p>
              </table:table-cell>
              <table:table-cell>
                <text:p>DDR controller</text:p>
              </table:table-cell>
              <table:table-cell>
                <text:p>cache (eDRAM)</text:p>
              </table:table-cell>
              <table:table-cell>
                <text:p>ECC</text:p>
              </table:table-cell>
            </table:table-row>
            <table:table-row table:style-name="ro7" table:default-cell-style-name="ce1">
              <table:table-cell>
                <text:p>113704</text:p>
              </table:table-cell>
              <table:table-cell>
                <text:p>106809</text:p>
              </table:table-cell>
              <table:table-cell>
                <text:p>6</text:p>
              </table:table-cell>
              <table:table-cell>
                <text:p>6889</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Ask.com dataset</text:p>
          </draw:text-box>
        </draw:frame>
        <draw:frame presentation:style-name="pr2" draw:layer="layout" svg:width="25.199cm" svg:height="12.179cm" svg:x="1.4cm" svg:y="4.914cm" presentation:class="outline">
          <draw:text-box>
            <text:list text:style-name="L2">
              <text:list-item>
                <text:p>.csv format</text:p>
              </text:list-item>
              <text:list-item>
                <text:p>Fields </text:p>
                <text:list>
                  <text:list-item>
                    <text:p>Machine ID: anonymized machine name;</text:p>
                  </text:list-item>
                  <text:list-item>
                    <text:p>First seen: when the error was first observed;</text:p>
                  </text:list-item>
                  <text:list-item>
                    <text:p>Last seen: when it was last observed;</text:p>
                  </text:list-item>
                  <text:list-item>
                    <text:p>Times: how many times the error in that ECC word was reported during our whole monitoring period;</text:p>
                  </text:list-item>
                  <text:list-item>
                    <text:p>Address: the system address of the error, a.k.a. physical memory address;</text:p>
                  </text:list-item>
                  <text:list-item>
                    <text:p>Row/Column/Bank: row/column/bank address of the error, translated from the system address;</text:p>
                  </text:list-item>
                  <text:list-item>
                    <text:p>Syndrome: error syndrome, which can be used to determine which bits are wrong within an ECC word</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Ask.com dataset</text:p>
          </draw:text-box>
        </draw:frame>
        <draw:frame presentation:style-name="pr2" draw:layer="layout" svg:width="25.199cm" svg:height="12.179cm" svg:x="1.4cm" svg:y="4.914cm" presentation:class="outline">
          <draw:text-box>
            <text:list text:style-name="L2">
              <text:list-item>
                <text:p>Papers</text:p>
                <text:list>
                  <text:list-item>
                    <text:p>error rate/pattern analysis [2,3]</text:p>
                  </text:list-item>
                  <text:list-item>
                    <text:p>predict the whole memory system failure rate [1]</text:p>
                  </text:list-item>
                </text:list>
              </text:list-item>
            </text:list>
          </draw:text-box>
        </draw:frame>
        <draw:frame draw:style-name="gr3" draw:text-style-name="P4" draw:layer="layout" svg:width="26.842cm" svg:height="1.048cm" svg:x="0cm" svg:y="17.78cm">
          <draw:text-box>
            <text:p text:style-name="P4"><text:s text:c="2"/>[2] Xin Li, Michael C. Huang, Kai Shen, and Lingkun Chu, "An Empirical Study of Memory Hardware Errors in A Server Farm". In the Third Workshop on Hot Topics in System Dependability (HotDep'07), Edinburgh, UK, June 2007.</text:p>
          </draw:text-box>
        </draw:frame>
        <draw:frame draw:style-name="gr3" draw:text-style-name="P4" draw:layer="layout" svg:width="28.311cm" svg:height="1.048cm" svg:x="0.254cm" svg:y="18.828cm">
          <draw:text-box>
            <text:p text:style-name="P4">[3] Xin Li, Kai Shen, Michael C. Huang, and Lingkun Chu, "A Memory Soft Error Measurement on Production Systems". In Proc. of the USENIX Annual Technical Conference (USENIX ATC'07), Pages 275-280, Santa Clara, CA, June 2007. </text:p>
          </draw:text-box>
        </draw:frame>
        <draw:frame draw:style-name="gr3" draw:text-style-name="P4" draw:layer="layout" svg:width="27.574cm" svg:height="1.048cm" svg:x="0.254cm" svg:y="16.764cm">
          <draw:text-box>
            <text:p text:style-name="P4">[1] Xin Li, Michael C. Huang, Kai Shen, and Lingkun Chu, "A Realistic Evaluation of Memory Hardware Errors and Software System Susceptibility". In Proc. of the USENIX Annual Technical Conference (USENIX ATC'10), Boston, MA, June 2010.</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8T20:14:21.979768079</meta:creation-date>
    <dc:date>2019-03-19T11:02:28.548162629</dc:date>
    <meta:editing-duration>PT14H43M59S</meta:editing-duration>
    <meta:editing-cycles>66</meta:editing-cycles>
    <meta:generator>LibreOffice/4.2.8.2$Linux_X86_64 LibreOffice_project/420m0$Build-2</meta:generator>
    <meta:document-statistic meta:object-count="52"/>
  </office:meta>
</office:document-meta>
</file>